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ato" svg:font-family="Lato, 'Helvetica Neue'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4pt" style:font-size-asian="14pt" style:font-size-complex="14pt"/>
    </style:style>
    <style:style style:name="P2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fo:color="#333333" style:font-name="Liberation Serif" fo:font-size="14pt" officeooo:paragraph-rsid="001a101b" style:font-size-asian="14pt" style:font-size-complex="14pt"/>
    </style:style>
    <style:style style:name="P3" style:family="paragraph" style:parent-style-name="Heading_20_3">
      <style:paragraph-properties fo:margin-left="0cm" fo:margin-right="0cm" fo:margin-top="0cm" fo:margin-bottom="0.132cm" loext:contextual-spacing="false" fo:line-height="110%" fo:text-indent="0cm" style:auto-text-indent="false"/>
      <style:text-properties style:font-name="Liberation Serif" fo:font-size="14pt" style:font-size-asian="14pt" style:font-size-complex="14pt"/>
    </style:style>
    <style:style style:name="P4" style:family="paragraph" style:parent-style-name="Standard">
      <style:paragraph-properties fo:margin-left="0cm" fo:margin-right="0cm" fo:margin-top="0.397cm" fo:margin-bottom="0.397cm" loext:contextual-spacing="false" fo:line-height="100%" fo:text-indent="0cm" style:auto-text-indent="false"/>
      <style:text-properties officeooo:paragraph-rsid="001a101b"/>
    </style:style>
    <style:style style:name="P5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fo:font-weight="bold" officeooo:rsid="001a101b" officeooo:paragraph-rsid="001a101b" style:font-size-asian="14pt" style:font-weight-asian="bold" style:font-size-complex="14pt" style:font-weight-complex="bold" loext:padding="0cm" loext:border="none"/>
    </style:style>
    <style:style style:name="P6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fo:font-weight="bold" style:font-size-asian="14pt" style:font-size-complex="14pt" loext:padding="0cm" loext:border="none"/>
    </style:style>
    <style:style style:name="P7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style:font-size-asian="14pt" style:font-size-complex="14pt" loext:padding="0cm" loext:border="none"/>
    </style:style>
    <style:style style:name="P8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officeooo:paragraph-rsid="001a101b" style:font-size-asian="14pt" style:font-size-complex="14pt" loext:padding="0cm" loext:border="none"/>
    </style:style>
    <style:style style:name="P9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8pt" fo:font-weight="bold" officeooo:rsid="001a101b" officeooo:paragraph-rsid="001a101b" style:font-size-asian="18pt" style:font-weight-asian="bold" style:font-size-complex="18pt" style:font-weight-complex="bold" loext:padding="0cm" loext:border="none"/>
    </style:style>
    <style:style style:name="P10" style:family="paragraph" style:parent-style-name="Text_20_body">
      <style:paragraph-properties fo:margin-left="0cm" fo:margin-right="0cm" fo:margin-top="0.397cm" fo:margin-bottom="0.397cm" loext:contextual-spacing="false" fo:line-height="100%" fo:text-align="center" style:justify-single-word="false" fo:text-indent="0cm" style:auto-text-indent="false"/>
      <style:text-properties fo:color="#000000" style:font-name="Liberation Serif" fo:font-size="18pt" fo:font-weight="bold" officeooo:rsid="001a101b" officeooo:paragraph-rsid="001a101b" style:font-size-asian="18pt" style:font-weight-asian="bold" style:font-size-complex="18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fo:color="#333333" style:font-name="Liberation Serif" fo:font-size="14p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</style:style>
    <style:style style:name="P13" style:family="paragraph" style:parent-style-name="Text_20_body">
      <style:paragraph-properties fo:margin-left="0cm" fo:margin-right="0cm" fo:line-height="120%" fo:text-indent="0cm" style:auto-text-indent="false"/>
    </style:style>
    <style:style style:name="P14" style:family="paragraph" style:parent-style-name="Horizontal_20_Line">
      <style:text-properties style:font-name="Liberation Serif" fo:font-size="14pt" style:font-size-asian="14pt" style:font-size-complex="14pt"/>
    </style:style>
    <style:style style:name="P15" style:family="paragraph" style:parent-style-name="Preformatted_20_Text">
      <loext:graphic-properties draw:fill="solid" draw:fill-color="#f5f5f5" draw:opacity="100%"/>
      <style:paragraph-properties fo:margin-left="0.265cm" fo:margin-right="0.265cm" fo:margin-top="0.265cm" fo:margin-bottom="0.265cm" loext:contextual-spacing="false" fo:line-height="12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</style:style>
    <style:style style:name="P16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color="#333333" style:font-name="Liberation Serif" fo:font-size="14pt" style:font-size-asian="14pt" style:font-size-complex="14pt"/>
    </style:style>
    <style:style style:name="P17" style:family="paragraph" style:parent-style-name="Preformatted_20_Text">
      <loext:graphic-properties draw:fill="solid" draw:fill-color="#f5f5f5" draw:opacity="100%"/>
      <style:paragraph-properties fo:margin-top="0cm" fo:margin-bottom="0.265cm" loext:contextual-spacing="false" fo:line-height="142%" fo:background-color="#f5f5f5" fo:padding-left="0.238cm" fo:padding-right="0cm" fo:padding-top="0.238cm" fo:padding-bottom="0.238cm" fo:border-left="0.06pt solid #cccccc" fo:border-right="none" fo:border-top="0.06pt solid #cccccc" fo:border-bottom="0.06pt solid #cccccc"/>
      <style:text-properties fo:color="#333333" style:font-name="Liberation Serif" fo:font-size="14pt" officeooo:paragraph-rsid="001a101b" style:font-size-asian="14pt" style:font-size-complex="14pt"/>
    </style:style>
    <style:style style:name="P18" style:family="paragraph" style:parent-style-name="Standard">
      <style:text-properties style:font-name="Liberation Serif" fo:font-size="14pt" style:font-size-asian="14pt" style:font-size-complex="14pt"/>
    </style:style>
    <style:style style:name="P19" style:family="paragraph" style:parent-style-name="Standard">
      <loext:graphic-properties draw:fill="solid" draw:fill-color="#f5f5f5" draw:opacity="100%"/>
      <style:paragraph-properties fo:margin-left="0cm" fo:margin-right="0cm" fo:margin-top="0.397cm" fo:margin-bottom="0.397cm" loext:contextual-spacing="false" fo:line-height="100%" fo:text-indent="0cm" style:auto-text-indent="false" fo:background-color="#f5f5f5" fo:padding-left="0.344cm" fo:padding-right="0cm" fo:padding-top="0.238cm" fo:padding-bottom="0.238cm" fo:border-left="0.06pt solid #cccccc" fo:border-right="none" fo:border-top="0.06pt solid #cccccc" fo:border-bottom="0.06pt solid #cccccc"/>
      <style:text-properties officeooo:paragraph-rsid="001d2b0a"/>
    </style:style>
    <style:style style:name="P20" style:family="paragraph" style:parent-style-name="Text_20_body">
      <style:paragraph-properties fo:margin-left="0cm" fo:margin-right="0cm" fo:margin-top="0.397cm" fo:margin-bottom="0.397cm" loext:contextual-spacing="false" fo:line-height="100%" fo:text-indent="0cm" style:auto-text-indent="false"/>
      <style:text-properties fo:color="#000000" style:font-name="Liberation Serif" fo:font-size="14pt" fo:font-weight="bold" officeooo:paragraph-rsid="001a101b" style:font-size-asian="14pt" style:font-size-complex="14pt" loext:padding="0cm" loext:border="none"/>
    </style:style>
    <style:style style:name="P21" style:family="paragraph" style:parent-style-name="Text_20_body" style:list-style-name="L1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22" style:family="paragraph" style:parent-style-name="Text_20_body" style:list-style-name="L5">
      <style:paragraph-properties fo:margin-left="0cm" fo:margin-right="0cm" fo:margin-top="0cm" fo:margin-bottom="0.265cm" loext:contextual-spacing="false" fo:line-height="120%" fo:text-indent="0cm" style:auto-text-indent="false"/>
    </style:style>
    <style:style style:name="P23" style:family="paragraph" style:parent-style-name="Text_20_body">
      <style:paragraph-properties fo:margin-left="0cm" fo:margin-right="0cm" fo:margin-top="0cm" fo:margin-bottom="0.265cm" loext:contextual-spacing="false" style:line-height-at-least="0.714cm" fo:text-indent="0cm" style:auto-text-indent="false"/>
      <style:text-properties fo:color="#333333" style:font-name="Liberation Serif" fo:font-size="14pt" style:font-size-asian="14pt" style:font-size-complex="14pt"/>
    </style:style>
    <style:style style:name="P24" style:family="paragraph" style:parent-style-name="Text_20_body" style:list-style-name="L12">
      <style:paragraph-properties fo:line-height="120%"/>
    </style:style>
    <style:style style:name="P25" style:family="paragraph" style:parent-style-name="Text_20_body" style:list-style-name="L2">
      <style:paragraph-properties fo:margin-top="0cm" fo:margin-bottom="0.265cm" loext:contextual-spacing="false" style:line-height-at-least="0.609cm"/>
      <style:text-properties fo:color="#333333" style:font-name="Liberation Serif" fo:font-size="14pt" style:font-size-asian="14pt" style:font-size-complex="14pt"/>
    </style:style>
    <style:style style:name="P26" style:family="paragraph" style:parent-style-name="Text_20_body" style:list-style-name="L3">
      <style:paragraph-properties fo:margin-top="0cm" fo:margin-bottom="0cm" loext:contextual-spacing="false" fo:line-height="120%"/>
    </style:style>
    <style:style style:name="P27" style:family="paragraph" style:parent-style-name="Text_20_body" style:list-style-name="L4">
      <style:paragraph-properties fo:margin-top="0cm" fo:margin-bottom="0cm" loext:contextual-spacing="false" fo:line-height="120%"/>
    </style:style>
    <style:style style:name="P28" style:family="paragraph" style:parent-style-name="Text_20_body" style:list-style-name="L6">
      <style:paragraph-properties fo:margin-top="0cm" fo:margin-bottom="0cm" loext:contextual-spacing="false" fo:line-height="120%"/>
    </style:style>
    <style:style style:name="P29" style:family="paragraph" style:parent-style-name="Text_20_body" style:list-style-name="L7">
      <style:paragraph-properties fo:margin-top="0cm" fo:margin-bottom="0cm" loext:contextual-spacing="false" fo:line-height="120%"/>
    </style:style>
    <style:style style:name="P30" style:family="paragraph" style:parent-style-name="Text_20_body" style:list-style-name="L8">
      <style:paragraph-properties fo:margin-top="0cm" fo:margin-bottom="0cm" loext:contextual-spacing="false" fo:line-height="120%"/>
    </style:style>
    <style:style style:name="P31" style:family="paragraph" style:parent-style-name="Text_20_body" style:list-style-name="L9">
      <style:paragraph-properties fo:margin-top="0cm" fo:margin-bottom="0cm" loext:contextual-spacing="false" fo:line-height="120%"/>
    </style:style>
    <style:style style:name="P32" style:family="paragraph" style:parent-style-name="Text_20_body" style:list-style-name="L10">
      <style:paragraph-properties fo:margin-top="0cm" fo:margin-bottom="0cm" loext:contextual-spacing="false" fo:line-height="120%"/>
    </style:style>
    <style:style style:name="P33" style:family="paragraph" style:parent-style-name="Text_20_body" style:list-style-name="L11">
      <style:paragraph-properties fo:margin-top="0cm" fo:margin-bottom="0cm" loext:contextual-spacing="false" fo:line-height="120%"/>
    </style:style>
    <style:style style:name="T1" style:family="text">
      <style:text-properties fo:font-variant="normal" fo:text-transform="none" fo:color="#333333" style:font-name="Liberation Serif" fo:font-size="14pt" fo:font-style="normal" fo:font-weight="normal" style:font-size-asian="14pt" style:font-size-complex="14pt"/>
    </style:style>
    <style:style style:name="T2" style:family="text">
      <style:text-properties fo:font-variant="normal" fo:text-transform="none" fo:color="#333333" style:font-name="Liberation Serif" fo:font-size="14pt" fo:font-style="italic" fo:font-weight="normal" style:font-size-asian="14pt" style:font-size-complex="14pt"/>
    </style:style>
    <style:style style:name="T3" style:family="text">
      <style:text-properties fo:font-variant="normal" fo:text-transform="none" fo:color="#333333" style:text-position="sub 58%" style:font-name="Liberation Serif" fo:font-size="14pt" fo:font-style="italic" fo:font-weight="normal" style:font-size-asian="14pt" style:font-size-complex="14pt"/>
    </style:style>
    <style:style style:name="T4" style:family="text">
      <style:text-properties fo:font-variant="normal" fo:text-transform="none" style:font-name="Liberation Serif" fo:font-size="14pt" fo:font-style="italic" fo:font-weight="normal" style:font-size-asian="14pt" style:font-size-complex="14pt"/>
    </style:style>
    <style:style style:name="T5" style:family="text">
      <style:text-properties fo:font-variant="normal" fo:text-transform="none" style:font-name="Liberation Serif" fo:font-size="14pt" fo:font-style="normal" fo:font-weight="normal" style:font-size-asian="14pt" style:font-size-complex="14pt"/>
    </style:style>
    <style:style style:name="T6" style:family="text">
      <style:text-properties fo:font-variant="normal" fo:text-transform="none" style:font-name="Liberation Serif" fo:font-size="14pt" fo:font-style="normal" fo:font-weight="normal" officeooo:rsid="001a101b" style:font-size-asian="14pt" style:font-size-complex="14pt"/>
    </style:style>
    <style:style style:name="T7" style:family="text">
      <style:text-properties fo:font-variant="normal" fo:text-transform="none" fo:color="#000000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8" style:family="text">
      <style:text-properties fo:font-variant="normal" fo:text-transform="none" fo:color="#000000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style:style style:name="T9" style:family="text">
      <style:text-properties fo:font-variant="normal" fo:text-transform="none" fo:color="#000000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10" style:family="text">
      <style:text-properties fo:font-variant="normal" fo:text-transform="none" fo:color="#000000" style:text-position="sub 58%" style:font-name="Liberation Serif" fo:font-size="14pt" fo:font-style="normal" fo:font-weight="normal" officeooo:rsid="001a101b" style:font-size-asian="14pt" style:font-weight-asian="normal" style:font-size-complex="14pt" style:font-weight-complex="normal" loext:padding="0cm" loext:border="none"/>
    </style:style>
    <style:style style:name="T11" style:family="text">
      <style:text-properties fo:font-variant="normal" fo:text-transform="none" fo:color="#000000" style:text-position="sub 58%" style:font-name="Liberation Serif" fo:font-size="14pt" fo:font-style="italic" fo:font-weight="normal" officeooo:rsid="001a101b" style:font-size-asian="14pt" style:font-weight-asian="normal" style:font-size-complex="14pt" style:font-weight-complex="normal" loext:padding="0cm" loext:border="none"/>
    </style:style>
    <style:style style:name="T12" style:family="text">
      <style:text-properties fo:font-variant="normal" fo:text-transform="none" style:text-position="sub 58%" style:font-name="Liberation Serif" fo:font-size="14pt" fo:font-style="italic" fo:font-weight="normal" style:font-size-asian="14pt" style:font-size-complex="14pt"/>
    </style:style>
    <style:style style:name="T13" style:family="text">
      <style:text-properties fo:font-variant="normal" fo:text-transform="none" style:text-position="sub 58%" style:font-name="Liberation Serif" fo:font-size="14pt" fo:font-style="normal" fo:font-weight="normal" style:font-size-asian="14pt" style:font-size-complex="14pt"/>
    </style:style>
    <style:style style:name="T14" style:family="text">
      <style:text-properties fo:font-variant="normal" fo:text-transform="none" style:text-position="super 58%" style:font-name="Liberation Serif" fo:font-size="14pt" fo:font-style="italic" fo:font-weight="normal" style:font-size-asian="14pt" style:font-size-complex="14pt"/>
    </style:style>
    <style:style style:name="T15" style:family="text">
      <style:text-properties fo:color="#333333" style:font-name="Liberation Serif" fo:font-size="14pt" style:font-size-asian="14pt" style:font-size-complex="14pt"/>
    </style:style>
    <style:style style:name="T16" style:family="text">
      <style:text-properties style:font-name="Liberation Serif" fo:font-size="14pt" style:font-size-asian="14pt" style:font-size-complex="14pt"/>
    </style:style>
    <style:style style:name="T17" style:family="text">
      <style:text-properties style:font-name="Liberation Serif" fo:font-size="14pt" officeooo:rsid="001a101b" style:font-size-asian="14pt" style:font-size-complex="14pt"/>
    </style:style>
    <style:style style:name="T18" style:family="text">
      <style:text-properties fo:color="#000000" style:font-name="Liberation Serif" fo:font-size="14pt" fo:font-weight="normal" officeooo:rsid="001a101b" style:font-size-asian="14pt" style:font-weight-asian="normal" style:font-size-complex="14pt" style:font-weight-complex="normal" loext:padding="0cm" loext:border="none"/>
    </style:style>
    <text:list-style style:name="L1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52cm" text:min-label-width="0.499cm"/>
      </text:list-level-style-bullet>
      <text:list-level-style-bullet text:level="2" text:style-name="Bullet_20_Symbols" style:num-suffix="." text:bullet-char="•">
        <style:list-level-properties text:space-before="2.002cm" text:min-label-width="0.499cm"/>
      </text:list-level-style-bullet>
      <text:list-level-style-bullet text:level="3" text:style-name="Bullet_20_Symbols" style:num-suffix="." text:bullet-char="•">
        <style:list-level-properties text:space-before="3.253cm" text:min-label-width="0.499cm"/>
      </text:list-level-style-bullet>
      <text:list-level-style-bullet text:level="4" text:style-name="Bullet_20_Symbols" style:num-suffix="." text:bullet-char="•">
        <style:list-level-properties text:space-before="4.503cm" text:min-label-width="0.499cm"/>
      </text:list-level-style-bullet>
      <text:list-level-style-bullet text:level="5" text:style-name="Bullet_20_Symbols" style:num-suffix="." text:bullet-char="•">
        <style:list-level-properties text:space-before="5.754cm" text:min-label-width="0.499cm"/>
      </text:list-level-style-bullet>
      <text:list-level-style-bullet text:level="6" text:style-name="Bullet_20_Symbols" style:num-suffix="." text:bullet-char="•">
        <style:list-level-properties text:space-before="7.005cm" text:min-label-width="0.499cm"/>
      </text:list-level-style-bullet>
      <text:list-level-style-bullet text:level="7" text:style-name="Bullet_20_Symbols" style:num-suffix="." text:bullet-char="•">
        <style:list-level-properties text:space-before="8.255cm" text:min-label-width="0.499cm"/>
      </text:list-level-style-bullet>
      <text:list-level-style-bullet text:level="8" text:style-name="Bullet_20_Symbols" style:num-suffix="." text:bullet-char="•">
        <style:list-level-properties text:space-before="9.506cm" text:min-label-width="0.499cm"/>
      </text:list-level-style-bullet>
      <text:list-level-style-bullet text:level="9" text:style-name="Bullet_20_Symbols" style:num-suffix="." text:bullet-char="•">
        <style:list-level-properties text:space-before="10.756cm" text:min-label-width="0.499cm"/>
      </text:list-level-style-bullet>
      <text:list-level-style-bullet text:level="10" text:style-name="Bullet_20_Symbols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etting started with Competitive Programming</text:p>
      <text:p text:style-name="P10">Week 10 – Dynamic Programming</text:p>
      <text:p text:style-name="P9">Problem 1: Jumping stones</text:p>
      <text:p text:style-name="P7">There are n stones in a row from left to right. You are standing on the first stone. From every step from stone number i, you can jump at most k stones further (i+1, i+2, …, i+k). You cannot jump over stone number n. How many ways are there to travel to stone number n?</text:p>
      <text:p text:style-name="P20">Input format</text:p>
      <text:p text:style-name="P8">You are given two space separated integers on one line, denoting n and k, respectively.</text:p>
      <text:p text:style-name="P6">Output format</text:p>
      <text:p text:style-name="P7">Print the answer modulo 10^9 + 7.<text:line-break/><text:line-break/>See the sample tests for sample inputs and output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Problem 2: Knapsack for all subsets</text:p>
      <text:p text:style-name="P4"><text:span text:style-name="T18">Given are a sequence of </text:span><text:span text:style-name="Variable"><text:span text:style-name="T7">N </text:span></text:span><text:span text:style-name="T18">positive integers </text:span><text:span text:style-name="Variable"><text:span text:style-name="T7">A</text:span></text:span><text:span text:style-name="Variable"><text:span text:style-name="T10">1</text:span></text:span><text:span text:style-name="T18">,</text:span><text:span text:style-name="Variable"><text:span text:style-name="T7">A</text:span></text:span><text:span text:style-name="Variable"><text:span text:style-name="T10">2</text:span></text:span><text:span text:style-name="T18">,</text:span><text:span text:style-name="Variable"><text:span text:style-name="T8">…</text:span></text:span><text:span text:style-name="T18">,</text:span><text:span text:style-name="Variable"><text:span text:style-name="T7">A</text:span></text:span><text:span text:style-name="Variable"><text:span text:style-name="T11">N</text:span></text:span><text:span text:style-name="Variable"><text:span text:style-name="T9"> </text:span></text:span><text:span text:style-name="T18">and another positive integer </text:span><text:span text:style-name="Variable"><text:span text:style-name="T7">S</text:span></text:span><text:span text:style-name="T18">.<text:line-break/>For a non-empty subset </text:span><text:span text:style-name="Variable"><text:span text:style-name="T7">T </text:span></text:span><text:span text:style-name="T18">of the set</text:span><text:span text:style-name="Variable"><text:span text:style-name="T9">{1,2,…,</text:span></text:span><text:span text:style-name="Variable"><text:span text:style-name="T7">N</text:span></text:span><text:span text:style-name="Variable"><text:span text:style-name="T9">}</text:span></text:span><text:span text:style-name="T18">, let us define </text:span><text:span text:style-name="Variable"><text:span text:style-name="T4">f</text:span></text:span><text:span text:style-name="Variable"><text:span text:style-name="T5">(</text:span></text:span><text:span text:style-name="Variable"><text:span text:style-name="T4">T</text:span></text:span><text:span text:style-name="Variable"><text:span text:style-name="T5">) </text:span></text:span><text:span text:style-name="T16">as follows:</text:span></text:p>
      <text:p text:style-name="P13"><text:span text:style-name="Variable"><text:span text:style-name="T4">f</text:span></text:span><text:span text:style-name="Variable"><text:span text:style-name="T5">(</text:span></text:span><text:span text:style-name="Variable"><text:span text:style-name="T4">T</text:span></text:span><text:span text:style-name="Variable"><text:span text:style-name="T5">) </text:span></text:span><text:span text:style-name="T16">is the number of different non-empty subsets </text:span><text:span text:style-name="Variable"><text:span text:style-name="T5">{</text:span></text:span><text:span text:style-name="Variable"><text:span text:style-name="T4">x</text:span></text:span><text:span text:style-name="Variable"><text:span text:style-name="T5">1,</text:span></text:span><text:span text:style-name="Variable"><text:span text:style-name="T4">x</text:span></text:span><text:span text:style-name="Variable"><text:span text:style-name="T5">2,…,</text:span></text:span><text:span text:style-name="Variable"><text:span text:style-name="T4">xk</text:span></text:span><text:span text:style-name="Variable"><text:span text:style-name="T6">}</text:span></text:span><text:span text:style-name="T16">of </text:span><text:span text:style-name="Variable"><text:span text:style-name="T4">T </text:span></text:span><text:span text:style-name="T16">such that</text:span></text:p>
      <text:list xml:id="list1461868852" text:style-name="L1">
        <text:list-item>
          <text:p text:style-name="P21"><text:span text:style-name="Variable"><text:span text:style-name="T4">A</text:span></text:span><text:span text:style-name="Variable"><text:span text:style-name="T12">x</text:span></text:span><text:span text:style-name="Variable"><text:span text:style-name="T13">1</text:span></text:span><text:span text:style-name="Variable"><text:span text:style-name="T6">+</text:span></text:span><text:span text:style-name="Variable"><text:span text:style-name="T4">A</text:span></text:span><text:span text:style-name="Variable"><text:span text:style-name="T12">x</text:span></text:span><text:span text:style-name="Variable"><text:span text:style-name="T13">2</text:span></text:span><text:span text:style-name="Variable"><text:span text:style-name="T5">+⋯+</text:span></text:span><text:span text:style-name="Variable"><text:span text:style-name="T4">A</text:span></text:span><text:span text:style-name="Variable"><text:span text:style-name="T12">xk</text:span></text:span><text:span text:style-name="Variable"><text:span text:style-name="T5"> </text:span></text:span><text:span text:style-name="Variable"><text:span text:style-name="T6">=</text:span></text:span><text:span text:style-name="Variable"><text:span text:style-name="T4">S</text:span></text:span><text:span text:style-name="T16">.</text:span></text:p>
        </text:list-item>
      </text:list>
      <text:p text:style-name="P12"><text:span text:style-name="T16">Find the sum of </text:span><text:span text:style-name="Variable"><text:span text:style-name="T4">f</text:span></text:span><text:span text:style-name="Variable"><text:span text:style-name="T5">(</text:span></text:span><text:span text:style-name="Variable"><text:span text:style-name="T4">T</text:span></text:span><text:span text:style-name="Variable"><text:span text:style-name="T5">) </text:span></text:span><text:span text:style-name="T16">over all </text:span><text:span text:style-name="Variable"><text:span text:style-name="T5">2</text:span></text:span><text:span text:style-name="Variable"><text:span text:style-name="T14">N</text:span></text:span><text:span text:style-name="Variable"><text:span text:style-name="T5">−1 </text:span></text:span><text:span text:style-name="T16">subsets</text:span><text:span text:style-name="Variable"><text:span text:style-name="T4">T </text:span></text:span><text:span text:style-name="T16">of</text:span><text:span text:style-name="Variable"><text:span text:style-name="T5">{1,2,…,</text:span></text:span><text:span text:style-name="Variable"><text:span text:style-name="T4">N</text:span></text:span><text:span text:style-name="Variable"><text:span text:style-name="T5">}</text:span></text:span><text:span text:style-name="T16">. Since the sum can be enormous, print it modulo </text:span><text:span text:style-name="Variable"><text:span text:style-name="T1">998244353</text:span></text:span><text:span text:style-name="T15">.</text:span></text:p>
      <text:p text:style-name="P11"/>
      <text:h text:style-name="P1" text:outline-level="3">Constraints</text:h>
      <text:list xml:id="list840243614" text:style-name="L2">
        <text:list-item>
          <text:p text:style-name="P25">All values in input are integers.</text:p>
        </text:list-item>
      </text:list>
      <text:list xml:id="list2936977867" text:style-name="L3">
        <text:list-item>
          <text:p text:style-name="P26"><text:span text:style-name="Variable"><text:span text:style-name="T5">1≤</text:span></text:span><text:span text:style-name="Variable"><text:span text:style-name="T4">N</text:span></text:span><text:span text:style-name="Variable"><text:span text:style-name="T5">≤3000</text:span></text:span></text:p>
        </text:list-item>
      </text:list>
      <text:list xml:id="list4013160767" text:style-name="L4">
        <text:list-item>
          <text:p text:style-name="P27"><text:span text:style-name="Variable"><text:span text:style-name="T5">1≤</text:span></text:span><text:span text:style-name="Variable"><text:span text:style-name="T4">S</text:span></text:span><text:span text:style-name="Variable"><text:span text:style-name="T5">≤3000</text:span></text:span></text:p>
        </text:list-item>
      </text:list>
      <text:list xml:id="list3131770105" text:style-name="L5">
        <text:list-item>
          <text:p text:style-name="P22"><text:span text:style-name="Variable"><text:span text:style-name="T1">1≤</text:span></text:span><text:span text:style-name="Variable"><text:span text:style-name="T2">A</text:span></text:span><text:span text:style-name="Variable"><text:span text:style-name="T3">i</text:span></text:span><text:span text:style-name="Variable"><text:span text:style-name="T1">≤3000</text:span></text:span></text:p>
        </text:list-item>
      </text:list>
      <text:p text:style-name="P14"/>
      <text:h text:style-name="P1" text:outline-level="3">Input</text:h>
      <text:p text:style-name="P11">Input is given from Standard Input in the following format:</text:p>
      <text:p text:style-name="P15"><text:span text:style-name="Variable"><text:span text:style-name="T4">N</text:span></text:span><text:span text:style-name="T16"> <text:s/></text:span><text:span text:style-name="Variable"><text:span text:style-name="T4">S</text:span></text:span></text:p>
      <text:p text:style-name="P19"><text:span text:style-name="Variable"><text:span text:style-name="T7">A</text:span></text:span><text:span text:style-name="Variable"><text:span text:style-name="T10">1</text:span></text:span><text:span text:style-name="Variable"><text:span text:style-name="T9">,</text:span></text:span><text:span text:style-name="Variable"><text:span text:style-name="T7">A</text:span></text:span><text:span text:style-name="Variable"><text:span text:style-name="T10">2</text:span></text:span><text:span text:style-name="Variable"><text:span text:style-name="T9">,</text:span></text:span><text:span text:style-name="Variable"><text:span text:style-name="T8">…</text:span></text:span><text:span text:style-name="Variable"><text:span text:style-name="T9">,</text:span></text:span><text:span text:style-name="Variable"><text:span text:style-name="T7">A</text:span></text:span><text:span text:style-name="Variable"><text:span text:style-name="T11">N</text:span></text:span></text:p>
      <text:h text:style-name="P3" text:outline-level="3">Output</text:h>
      <text:p text:style-name="P12"><text:span text:style-name="T16">Print the sum of </text:span><text:span text:style-name="Variable"><text:span text:style-name="T4">f</text:span></text:span><text:span text:style-name="Variable"><text:span text:style-name="T5">(</text:span></text:span><text:span text:style-name="Variable"><text:span text:style-name="T4">T</text:span></text:span><text:span text:style-name="Variable"><text:span text:style-name="T5">) </text:span></text:span><text:span text:style-name="T16">modulo </text:span><text:span text:style-name="Variable"><text:span text:style-name="T1">998244353</text:span></text:span><text:span text:style-name="T15">.</text:span></text:p>
      <text:p text:style-name="P14"/>
      <text:h text:style-name="P1" text:outline-level="3">Sample Input 1</text:h>
      <text:p text:style-name="P16"><text:bookmark text:name="pre-sample6"/>3 4</text:p>
      <text:p text:style-name="P16">2 2 4</text:p>
      <text:h text:style-name="P1" text:outline-level="3"><text:soft-page-break/>Sample Output 1</text:h>
      <text:p text:style-name="P16"><text:bookmark text:name="pre-sample7"/>6</text:p>
      <text:p text:style-name="P12"><text:span text:style-name="T15">For each</text:span><text:span text:style-name="Variable"><text:span text:style-name="T4">T</text:span></text:span><text:span text:style-name="T16">, the value of </text:span><text:span text:style-name="Variable"><text:span text:style-name="T4">f</text:span></text:span><text:span text:style-name="Variable"><text:span text:style-name="T5">(</text:span></text:span><text:span text:style-name="Variable"><text:span text:style-name="T4">T</text:span></text:span><text:span text:style-name="Variable"><text:span text:style-name="T5">) </text:span></text:span><text:span text:style-name="T16">is shown below. The sum of these values is </text:span><text:span text:style-name="Variable"><text:span text:style-name="T5">6</text:span></text:span><text:span text:style-name="T16">.</text:span></text:p>
      <text:list xml:id="list1853336877" text:style-name="L6">
        <text:list-item>
          <text:p text:style-name="P28"><text:span text:style-name="Variable"><text:span text:style-name="T4">f</text:span></text:span><text:span text:style-name="Variable"><text:span text:style-name="T5">({1})=0</text:span></text:span></text:p>
        </text:list-item>
      </text:list>
      <text:list xml:id="list2583271412" text:style-name="L7">
        <text:list-item>
          <text:p text:style-name="P29"><text:span text:style-name="Variable"><text:span text:style-name="T4">f</text:span></text:span><text:span text:style-name="Variable"><text:span text:style-name="T5">({2})=0</text:span></text:span></text:p>
        </text:list-item>
      </text:list>
      <text:list xml:id="list2482586047" text:style-name="L8">
        <text:list-item>
          <text:p text:style-name="P30"><text:span text:style-name="Variable"><text:span text:style-name="T4">f</text:span></text:span><text:span text:style-name="Variable"><text:span text:style-name="T5">({3})=1 </text:span></text:span><text:span text:style-name="T16">(One subset</text:span><text:span text:style-name="Variable"><text:span text:style-name="T5">{3}</text:span></text:span><text:span text:style-name="T16">satisfies the condition.)</text:span></text:p>
        </text:list-item>
      </text:list>
      <text:list xml:id="list788029795" text:style-name="L9">
        <text:list-item>
          <text:p text:style-name="P31"><text:span text:style-name="Variable"><text:span text:style-name="T4">f</text:span></text:span><text:span text:style-name="Variable"><text:span text:style-name="T5">({1,2})=1 </text:span></text:span><text:span text:style-name="T16">(</text:span><text:span text:style-name="Variable"><text:span text:style-name="T5">{1,2}</text:span></text:span><text:span text:style-name="T16">)</text:span></text:p>
        </text:list-item>
      </text:list>
      <text:list xml:id="list817555027" text:style-name="L10">
        <text:list-item>
          <text:p text:style-name="P32"><text:span text:style-name="Variable"><text:span text:style-name="T4">f</text:span></text:span><text:span text:style-name="Variable"><text:span text:style-name="T5">({2,3})=1 </text:span></text:span><text:span text:style-name="T16">(</text:span><text:span text:style-name="Variable"><text:span text:style-name="T5">{3}</text:span></text:span><text:span text:style-name="T16">)</text:span></text:p>
        </text:list-item>
      </text:list>
      <text:list xml:id="list1912329530" text:style-name="L11">
        <text:list-item>
          <text:p text:style-name="P33"><text:span text:style-name="Variable"><text:span text:style-name="T4">f</text:span></text:span><text:span text:style-name="Variable"><text:span text:style-name="T5">({1,3})=1 </text:span></text:span><text:span text:style-name="T16">(</text:span><text:span text:style-name="Variable"><text:span text:style-name="T5">{3}</text:span></text:span><text:span text:style-name="T16">)</text:span></text:p>
        </text:list-item>
      </text:list>
      <text:list xml:id="list2811315817" text:style-name="L12">
        <text:list-item>
          <text:p text:style-name="P24"><text:span text:style-name="Variable"><text:span text:style-name="T4">f</text:span></text:span><text:span text:style-name="Variable"><text:span text:style-name="T5">({1,2,3})=2 </text:span></text:span><text:span text:style-name="T17">(</text:span><text:span text:style-name="Variable"><text:span text:style-name="T1">{1,2},{3}</text:span></text:span><text:span text:style-name="T15">)</text:span></text:p>
        </text:list-item>
      </text:list>
      <text:p text:style-name="P14"/>
      <text:h text:style-name="P1" text:outline-level="3">Sample Input 2</text:h>
      <text:p text:style-name="P16"><text:bookmark text:name="pre-sample8"/>5 8</text:p>
      <text:p text:style-name="P16">9 9 9 9 9</text:p>
      <text:h text:style-name="P1" text:outline-level="3">Sample Output 2</text:h>
      <text:p text:style-name="P16"><text:bookmark text:name="pre-sample9"/>0</text:p>
      <text:p text:style-name="P14"/>
      <text:h text:style-name="P1" text:outline-level="3">Sample Input 3</text:h>
      <text:p text:style-name="P16"><text:bookmark text:name="pre-sample10"/>10 10</text:p>
      <text:p text:style-name="P16">3 1 4 1 5 9 2 6 5 3</text:p>
      <text:h text:style-name="P2" text:outline-level="3">Sample Output 3</text:h>
      <text:p text:style-name="P17"><text:bookmark text:name="pre-sample11"/>3296</text:p>
      <text:p text:style-name="P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KaTeX Main" svg:font-family="'KaTeX Main', 'Times New Roman', serif"/>
    <style:font-face style:name="KaTeX Math" svg:font-family="'KaTeX Math'"/>
    <style:font-face style:name="Lato" svg:font-family="Lato, 'Helvetica Neue', arial, sans-serif"/>
    <style:font-face style:name="Lohit Devanagari1" svg:font-family="'Lohit Devanagari'"/>
    <style:font-face style:name="Menlo" svg:font-family="Menlo, Monac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30T15:49:15.149557586</meta:creation-date>
    <dc:date>2022-10-07T12:32:50.300031116</dc:date>
    <meta:editing-duration>PT2M5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47" meta:word-count="291" meta:character-count="1523" meta:non-whitespace-character-count="1288"/>
  </office:meta>
</office:document-meta>
</file>